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php</text:p>
      <text:p text:style-name="Standard">use PHPMailer\PHPMailer\PHPMailer;</text:p>
      <text:p text:style-name="Standard">use PHPMailer\PHPMailer\Exception;</text:p>
      <text:p text:style-name="Standard"/>
      <text:p text:style-name="Standard">require 'vendor/autoload.php';</text:p>
      <text:p text:style-name="Standard"/>
      <text:p text:style-name="Standard">function send_response_email($nome, $destinatario, $risposta) {</text:p>
      <text:p text:style-name="Standard"><text:s text:c="4"/>$mail = new PHPMailer(true);</text:p>
      <text:p text:style-name="Standard"/>
      <text:p text:style-name="Standard"><text:s text:c="4"/>$mail-&gt;isSMTP();</text:p>
      <text:p text:style-name="Standard"><text:s text:c="4"/>$mail-&gt;Host <text:s text:c="6"/>= getenv('SMTP_HOST');</text:p>
      <text:p text:style-name="Standard"><text:s text:c="4"/>$mail-&gt;SMTPAuth <text:s text:c="2"/>= true;</text:p>
      <text:p text:style-name="Standard"><text:s text:c="4"/>$mail-&gt;Username <text:s text:c="2"/>= getenv('SMTP_USER');</text:p>
      <text:p text:style-name="Standard"><text:s text:c="4"/>$mail-&gt;Password <text:s text:c="2"/>= getenv('SMTP_PASS');</text:p>
      <text:p text:style-name="Standard"><text:s text:c="4"/>$mail-&gt;Port <text:s text:c="6"/>= getenv('SMTP_PORT');</text:p>
      <text:p text:style-name="Standard"><text:s text:c="4"/>$mail-&gt;SMTPSecure = PHPMailer::ENCRYPTION_STARTTLS;</text:p>
      <text:p text:style-name="Standard"/>
      <text:p text:style-name="Standard"><text:s text:c="4"/>$mail-&gt;setFrom(getenv('SMTP_USER'), 'Dominion 360');</text:p>
      <text:p text:style-name="Standard"><text:s text:c="4"/>$mail-&gt;addAddress($destinatario, $nome);</text:p>
      <text:p text:style-name="Standard"><text:s text:c="4"/>$mail-&gt;Subject = "Risposta automatica da Dominion 360";</text:p>
      <text:p text:style-name="Standard"><text:s text:c="4"/>$mail-&gt;Body <text:s text:c="3"/>= $risposta;</text:p>
      <text:p text:style-name="Standard"/>
      <text:p text:style-name="Standard"><text:s text:c="4"/>$mail-&gt;send(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us Asus</meta:initial-creator>
    <meta:creation-date>2025-05-11T11:04:37.84</meta:creation-date>
    <meta:document-statistic meta:table-count="0" meta:image-count="0" meta:object-count="0" meta:page-count="1" meta:paragraph-count="19" meta:word-count="52" meta:character-count="687"/>
    <dc:date>2025-05-11T11:05:19.70</dc:date>
    <dc:creator>asus Asus</dc:creator>
    <meta:editing-duration>PT45S</meta:editing-duration>
    <meta:editing-cycles>1</meta:editing-cycles>
    <meta:generator>OpenOffice/4.1.15$Win32 OpenOffice.org_project/4115m2$Build-9813</meta:generator>
  </office:meta>
</office:document-meta>
</file>